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ato" svg:font-family="La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20pt" officeooo:rsid="00148324" officeooo:paragraph-rsid="00148324" style:font-size-asian="17.5pt" style:font-size-complex="20pt"/>
    </style:style>
    <style:style style:name="P2" style:family="paragraph" style:parent-style-name="Standard">
      <style:paragraph-properties fo:text-align="center" style:justify-single-word="false"/>
      <style:text-properties style:font-name="Arial" fo:font-size="20pt" officeooo:rsid="00148324" officeooo:paragraph-rsid="00148324" style:font-size-asian="17.5pt" style:font-size-complex="20pt"/>
    </style:style>
    <style:style style:name="P3" style:family="paragraph" style:parent-style-name="Standard">
      <style:text-properties style:font-name="Arial" fo:font-size="12pt" officeooo:rsid="00148324" officeooo:paragraph-rsid="00148324" style:font-size-asian="10.5pt" style:font-size-complex="12pt"/>
    </style:style>
    <style:style style:name="P4" style:family="paragraph" style:parent-style-name="Standard">
      <style:paragraph-properties fo:text-align="start" style:justify-single-word="false"/>
      <style:text-properties style:font-name="Arial" fo:font-size="12pt" officeooo:rsid="00148324" officeooo:paragraph-rsid="00148324" style:font-size-asian="10.5pt" style:font-size-complex="12pt"/>
    </style:style>
    <style:style style:name="P5" style:family="paragraph" style:parent-style-name="Standard">
      <style:paragraph-properties fo:text-align="start" style:justify-single-word="false"/>
      <style:text-properties style:font-name="Arial" fo:font-size="12pt" officeooo:rsid="00148324" officeooo:paragraph-rsid="001c305d" style:font-size-asian="10.5pt" style:font-size-complex="12pt"/>
    </style:style>
    <style:style style:name="P6" style:family="paragraph" style:parent-style-name="Standard">
      <style:text-properties fo:color="#158466" loext:opacity="100%" style:font-name="Arial" officeooo:paragraph-rsid="00148324"/>
    </style:style>
    <style:style style:name="P7" style:family="paragraph" style:parent-style-name="Standard">
      <style:text-properties fo:color="#158466" loext:opacity="100%" style:font-name="Arial" officeooo:rsid="00148324" officeooo:paragraph-rsid="00148324"/>
    </style:style>
    <style:style style:name="T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 style:family="text">
      <style:text-properties fo:font-size="12pt" officeooo:rsid="00148324" style:font-size-asian="10.5pt" style:font-size-complex="12pt"/>
    </style:style>
    <style:style style:name="T3" style:family="text">
      <style:text-properties fo:color="#158466" loext:opacity="100%"/>
    </style:style>
    <style:style style:name="T4" style:family="text">
      <style:text-properties fo:color="#158466" loext:opacity="100%" officeooo:rsid="00149f68"/>
    </style:style>
    <style:style style:name="T5" style:family="text">
      <style:text-properties fo:color="#158466" loext:opacity="100%" style:text-position="super 58%" officeooo:rsid="00149f68"/>
    </style:style>
    <style:style style:name="T6" style:family="text">
      <style:text-properties fo:color="#158466" loext:opacity="100%" officeooo:rsid="0014e4a9"/>
    </style:style>
    <style:style style:name="T7" style:family="text">
      <style:text-properties fo:color="#158466" loext:opacity="100%" officeooo:rsid="0015cd0f"/>
    </style:style>
    <style:style style:name="T8" style:family="text">
      <style:text-properties fo:color="#158466" loext:opacity="100%" officeooo:rsid="0017693d"/>
    </style:style>
    <style:style style:name="T9" style:family="text">
      <style:text-properties fo:color="#158466" loext:opacity="100%" officeooo:rsid="0017fee9"/>
    </style:style>
    <style:style style:name="T10" style:family="text">
      <style:text-properties fo:color="#158466" loext:opacity="100%" officeooo:rsid="0018f267"/>
    </style:style>
    <style:style style:name="T11" style:family="text">
      <style:text-properties fo:color="#158466" loext:opacity="100%" officeooo:rsid="001a2d1a"/>
    </style:style>
    <style:style style:name="T12" style:family="text">
      <style:text-properties officeooo:rsid="0018f2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951 Introduction to Artificial Intelligence</text:p>
      <text:p text:style-name="P6"><text:span text:style-name="T2">Trayer Harvey </text:span><text:span text:style-name="T1">001341276</text:span> </text:p>
      <text:p text:style-name="P7">June-13-2022</text:p>
      <text:p text:style-name="P1"/>
      <text:p text:style-name="P2">C951 Task 2 – Disaster Robot Write-Up</text:p>
      <text:p text:style-name="P2"/>
      <text:p text:style-name="P4">A. <text:s/>Describe the disaster recovery environment you chose and the two obstacles you have added to the environment. </text:p>
      <text:p text:style-name="P4"/>
      <text:p text:style-name="P4"><text:tab/><text:span text:style-name="T3">In lieu of the recent invasion of Ukraine, our world is in more need than ever of disaster recovery robots. Places where robots can go that wouldn’t be safe for human volunteers. Places that include the currently war-torn Kiev, whose buildings have been ravaged by missiles. </text:span><text:span text:style-name="T4">Robots that scour these missile-ravaged buildings will come into two primary obstacles: Walls, and Rubble; during their search for humans in need of rescue.</text:span></text:p>
      <text:p text:style-name="P4"/>
      <text:p text:style-name="P4"/>
      <text:p text:style-name="P4">B. <text:s/>Explain how the robot will improve disaster recovery in the environment from part A after you have added the two obstacles from part A. </text:p>
      <text:p text:style-name="P4"/>
      <text:p text:style-name="P4"><text:tab/><text:span text:style-name="T4">In wars fought prior to the 21</text:span><text:span text:style-name="T5">st</text:span><text:span text:style-name="T4"> century, rescue teams would consist of humans, often unarmed, and equally as vulnerable as their </text:span><text:span text:style-name="T6">survivor</text:span><text:span text:style-name="T4"> counterparts, being unable to navigate structures in the face of explosions, poison gas, or fire. DisasterBot remedies all that, by being immune to toxic gas, far more durable than a human, and without any of that pesky fire-loving clothing. If a room with a </text:span><text:span text:style-name="T6">survivor </text:span><text:span text:style-name="T4">inside is filling with toxic gas, only a robot can go in and navigate the walls and rubble without succumbing to the poison.</text:span></text:p>
      <text:p text:style-name="P4"><text:span text:style-name="T4"/></text:p>
      <text:p text:style-name="P4"/>
      <text:p text:style-name="P5">C. <text:s/>Justify the modifications you made to CoppeliaSim’s robot architecture, including two sensors you chose to add, and explain how these sensors will aid the disaster recovery effort.</text:p>
      <text:p text:style-name="P5"><text:s/></text:p>
      <text:p text:style-name="P4"><text:tab/><text:span text:style-name="T4">The default robot was functional yet slow and </text:span><text:span text:style-name="T11">in-optimal.</text:span><text:span text:style-name="T4"> With only one sensor, the robot only knew if it had obstacles in the very front, with no information about its surroundings. So every time it backed it, it backed up to the right, and moved left. In order to inform the robot’s direction-choosing, I added three more proximity sensors in the middle, left, and right of the main sensor. </text:span></text:p>
      <text:p text:style-name="P4"><text:span text:style-name="T4"><text:tab/>These extra sensors gave me the tools I needed to modify the code. I changed the detection subroutine to measure the values of the left and right sensors as well as the middle. Depending on which side has more space, the robot will now dynamically pick a direction to back up into, successfully avoiding obstacles more efficiently than the prior code and prior single sensor model</text:span></text:p>
      <text:p text:style-name="P4"/>
      <text:p text:style-name="P4"/>
      <text:p text:style-name="P4">D. <text:s/>Describe how the robot maintains an internal representation of the environment.</text:p>
      <text:p text:style-name="P4"/>
      <text:p text:style-name="P4"><text:tab/><text:span text:style-name="T4">The robot can “see” a view of </text:span><text:span text:style-name="T6">the environment in front of it, as well as the distance between itself and the objects to the front, front-left, and front-right of it. It uses this information to navigate into open areas where survivors could be hiding</text:span></text:p>
      <text:p text:style-name="P4"><text:soft-page-break/>E. <text:s/>Explain how the robot implements the following four concepts to achieve its goal: </text:p>
      <text:p text:style-name="P4">• <text:s text:c="2"/>reasoning </text:p>
      <text:p text:style-name="P4"/>
      <text:p text:style-name="P4"><text:tab/><text:span text:style-name="T6">The DisasterBot uses information about its environment to inform decisions about the direction it should move/turn in. </text:span><text:span text:style-name="T8">For example, if obstacles are detected on the left, the robot moves back and to the right slowly before moving forward again.</text:span></text:p>
      <text:p text:style-name="P4">• <text:s text:c="2"/>knowledge representation </text:p>
      <text:p text:style-name="P4"><text:tab/><text:span text:style-name="T6">DisasterBot has four sensors in total, all of which provide raw data about it’s environment. This information is processed by the bubbleRob code to become environmental knowledge that the bot can access when making decisions.</text:span></text:p>
      <text:p text:style-name="P4">• <text:s text:c="2"/>uncertainty </text:p>
      <text:p text:style-name="P4"><text:tab/><text:span text:style-name="T6">Since DisasterBot is autonomous, every environment it interacts with is a new, uncertain one. DisasterBot is programmed to explore, rather quickly as their job is usually time sensitive, and read information through its sensors until it can traverse the environment well enough to find any survivors</text:span></text:p>
      <text:p text:style-name="P4">• <text:s text:c="2"/>intelligence </text:p>
      <text:p text:style-name="P4"><text:tab/><text:span text:style-name="T6">In order to properly assist any human rescue teams, DisasterBot has to have a reasonable amount of functions and utility to be worth the cost. Because the ultimate goal of DisasterBot is survivor discovery, its main functions revolve around navigation and obstacle avoidance. In order to do this, the bot must be able to detect </text:span><text:span text:style-name="T7">and navigate around obstacles in an uncertain environment. This involves gathering data </text:span><text:span text:style-name="T8">with the proximity sensors </text:span><text:span text:style-name="T7">and processing it into knowledge about the environment.</text:span><text:span text:style-name="T8"> The bot uses that info to reason out the best decision to make, e.g. direction to move in.</text:span><text:span text:style-name="T6"> </text:span></text:p>
      <text:p text:style-name="P4"><text:span text:style-name="T6"/></text:p>
      <text:p text:style-name="P4"/>
      <text:p text:style-name="P4">F. <text:s/>Explain how the prototype could be further improved, including how reinforced learning and advanced search algorithms can improve the prototype’s performance and learning. </text:p>
      <text:p text:style-name="P4"/>
      <text:p text:style-name="P4"><text:tab/><text:span text:style-name="T8">No budget was given for this prototype so it was created under a relatively constrained assumption of cost. An easy way to improve performance is to purchase and install more sensors of varying ability. A robot with 360 degree vision is more capable than a robot with 90 degrees of visions.</text:span></text:p>
      <text:p text:style-name="P4"><text:tab/><text:span text:style-name="T9">In addition </text:span><text:span text:style-name="T10">to</text:span><text:span text:style-name="T9">/an alternative to more sensors, is improved data processing via machine learning. </text:span><text:span text:style-name="T10">Currently our system uses a rather primitive proximity-based model, but if the budget <text:s/>allows, we could train a neural network on disaster images to help improve image recognition beyond just obstacles and survivors. Our bot currently doesn’t use any search algorithms, with added sensors/processing, we could construct a digital map of the room and apply path-tracing algorithms to optimally cross them, instead of bumping around in the dark with our budget DisasterBot</text:span></text:p>
      <text:p text:style-name="P4"/>
      <text:p text:style-name="P4"/>
      <text:p text:style-name="P4">G. <text:s/>Submit the robot code that you created. </text:p>
      <text:p text:style-name="P4"><text:tab/><text:span text:style-name="T3">*</text:span><text:span text:style-name="T10">attached</text:span></text:p>
      <text:p text:style-name="P4"/>
      <text:p text:style-name="P4"/>
      <text:p text:style-name="P4">H. <text:s/>Provide a Panopto video recording that describes the robot and demonstrates its functionalities to stakeholders who are nonpractitioners</text:p>
      <text:p text:style-name="P4"><text:tab/><text:span text:style-name="T3">https://wgu.hosted.panopto.com/Panopto/Pages/Viewer.aspx?id=4ff910ff-1023-49b4-ab3b-aeb400765192</text:span></text:p>
      <text:p text:style-name="P4"><text:soft-page-break/></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ato" svg:font-family="La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3T19:57:33.354000000</meta:creation-date>
    <dc:date>2022-06-14T00:29:38.235000000</dc:date>
    <meta:editing-duration>PT9M1S</meta:editing-duration>
    <meta:editing-cycles>5</meta:editing-cycles>
    <meta:generator>LibreOffice/7.2.4.1$Windows_X86_64 LibreOffice_project/27d75539669ac387bb498e35313b970b7fe9c4f9</meta:generator>
    <meta:document-statistic meta:table-count="0" meta:image-count="0" meta:object-count="0" meta:page-count="3" meta:paragraph-count="30" meta:word-count="869" meta:character-count="5479" meta:non-whitespace-character-count="4595"/>
  </office:meta>
</office:document-meta>
</file>